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 fo:line-height="150%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3" style:parent-style-name="Standard" style:family="paragraph">
      <style:paragraph-properties fo:text-align="center" fo:line-height="150%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weight="bold" style:font-weight-asian="bold" fo:font-size="16pt" style:font-size-asian="16pt" style:font-size-complex="16pt" style:language-asian="en" style:country-asian="US" style:language-complex="ar" style:country-complex="SA"/>
    </style:style>
    <style:style style:name="P4" style:parent-style-name="Standard" style:family="paragraph">
      <style:paragraph-properties fo:text-align="justify" fo:line-height="150%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5" style:parent-style-name="Textbody" style:family="paragraph">
      <style:paragraph-properties fo:text-align="justify" fo:margin-bottom="0in" fo:line-height="150%">
        <style:tab-stops>
          <style:tab-stop style:type="left" style:position="0.2958in"/>
          <style:tab-stop style:type="left" style:position="0.7875in"/>
        </style:tab-stops>
      </style:paragraph-properties>
      <style:text-properties fo:font-size="16pt" style:font-size-asian="16pt" style:font-size-complex="16pt" style:language-asian="en" style:country-asian="US" style:language-complex="ar" style:country-complex="SA"/>
    </style:style>
    <style:style style:name="P6" style:parent-style-name="Standard" style:family="paragraph">
      <style:paragraph-properties fo:text-align="center" fo:margin-top="0.0034in" fo:margin-bottom="0.1111in" fo:line-height="150%" fo:background-color="#FFFFFF"/>
      <style:text-properties fo:font-weight="bold" style:font-weight-asian="bold" fo:font-size="20pt" style:font-size-asian="20pt" style:font-size-complex="20pt"/>
    </style:style>
    <style:style style:name="P7" style:parent-style-name="Standard" style:family="paragraph">
      <style:paragraph-properties fo:text-align="center" fo:margin-top="0.0034in" fo:margin-bottom="0.1111in" fo:line-height="150%" fo:background-color="#FFFFFF"/>
      <style:text-properties style:font-name="Times New Roman" fo:font-weight="bold" style:font-weight-asian="bold" fo:font-size="20pt" style:font-size-asian="20pt" style:font-size-complex="20pt"/>
    </style:style>
    <style:style style:name="P8" style:parent-style-name="Standard" style:family="paragraph">
      <style:paragraph-properties fo:text-align="center" fo:margin-top="0.0034in" fo:margin-bottom="0.1111in" fo:line-height="150%" fo:background-color="#FFFFFF"/>
    </style:style>
    <style:style style:name="T9" style:parent-style-name="Основнойшрифтабзаца" style:family="text">
      <style:text-properties style:font-name="Times New Roman" fo:font-weight="bold" style:font-weight-asian="bold" fo:font-size="20pt" style:font-size-asian="20pt" style:font-size-complex="20pt"/>
    </style:style>
    <style:style style:name="P10" style:parent-style-name="Standard" style:family="paragraph">
      <style:paragraph-properties fo:text-align="center" fo:margin-top="0.0034in" fo:margin-bottom="0.1111in" fo:line-height="150%" fo:background-color="#FFFFFF"/>
      <style:text-properties fo:font-weight="bold" style:font-weight-asian="bold" fo:font-size="20pt" style:font-size-asian="20pt" style:font-size-complex="20pt"/>
    </style:style>
    <style:style style:name="P11" style:parent-style-name="Standard" style:family="paragraph">
      <style:paragraph-properties fo:text-align="center" fo:margin-top="0.0034in" fo:margin-bottom="0.1111in" fo:line-height="150%" fo:background-color="#FFFFFF"/>
      <style:text-properties fo:font-weight="bold" style:font-weight-asian="bold" fo:font-size="20pt" style:font-size-asian="20pt" style:font-size-complex="20pt"/>
    </style:style>
    <style:style style:name="P12" style:parent-style-name="Standard" style:family="paragraph">
      <style:paragraph-properties fo:text-align="justify" fo:line-height="150%">
        <style:tab-stops>
          <style:tab-stop style:type="left" style:position="0.2958in"/>
          <style:tab-stop style:type="left" style:position="0.7875in"/>
        </style:tab-stops>
      </style:paragraph-properties>
    </style:style>
    <style:style style:name="T13" style:parent-style-name="Основнойшрифтабзаца" style:family="text"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T14" style:parent-style-name="Основнойшрифтабзаца" style:family="text"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T15" style:parent-style-name="Основнойшрифтабзаца" style:family="text"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T16" style:parent-style-name="Основнойшрифтабзаца" style:family="text"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T17" style:parent-style-name="Основнойшрифтабзаца" style:family="text"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T18" style:parent-style-name="Основнойшрифтабзаца" style:family="text"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19" style:parent-style-name="Standard" style:family="paragraph">
      <style:paragraph-properties fo:text-align="justify" fo:line-height="150%" fo:margin-left="2.4618in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20" style:parent-style-name="Standard" style:family="paragraph">
      <style:paragraph-properties fo:text-align="justify" fo:line-height="150%" fo:margin-left="2.4618in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21" style:parent-style-name="Standard" style:family="paragraph">
      <style:paragraph-properties fo:text-align="justify" fo:line-height="150%" fo:margin-left="2.4618in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22" style:parent-style-name="Standard" style:family="paragraph">
      <style:paragraph-properties fo:text-align="justify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asian="Times New Roman" style:font-name-complex="Times New Roman" fo:color="#000000" fo:font-size="16pt" style:font-size-asian="16pt" style:font-size-complex="16pt" style:language-asian="en" style:country-asian="US" style:language-complex="ar" style:country-complex="SA"/>
    </style:style>
    <style:style style:name="P23" style:parent-style-name="Standard" style:family="paragraph">
      <style:paragraph-properties fo:text-align="justify" fo:line-height="150%" fo:margin-left="2.4618in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24" style:parent-style-name="Standard" style:family="paragraph">
      <style:paragraph-properties fo:text-align="justify" fo:line-height="150%" fo:margin-left="2.4618in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25" style:parent-style-name="Standard" style:family="paragraph">
      <style:paragraph-properties fo:text-align="justify" fo:line-height="150%" fo:margin-left="2.4618in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26" style:parent-style-name="Standard" style:family="paragraph">
      <style:paragraph-properties fo:text-align="justify" fo:line-height="150%" fo:margin-left="2.4618in" fo:background-color="#FFFFFF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27" style:parent-style-name="Standard" style:family="paragraph">
      <style:paragraph-properties fo:text-align="justify" fo:line-height="150%" fo:margin-left="2.4618in" fo:background-color="#FFFFFF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T28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/>
    </style:style>
    <style:style style:name="T29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language="en" fo:country="US"/>
    </style:style>
    <style:style style:name="P30" style:parent-style-name="Обычный" style:family="paragraph">
      <style:text-properties fo:language="en" fo:country="US" style:language-asian="ru" style:country-asian="RU" style:language-complex="ar" style:country-complex="SA"/>
    </style:style>
    <style:style style:name="P31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32" style:parent-style-name="Гиперссылка" style:family="text">
      <style:text-properties fo:font-weight="bold" style:font-weight-asian="bold"/>
    </style:style>
    <style:style style:name="T33" style:parent-style-name="Основнойшрифтабзаца" style:family="text">
      <style:text-properties fo:font-weight="bold" style:font-weight-asian="bold"/>
    </style:style>
    <style:style style:name="T34" style:parent-style-name="Основнойшрифтабзаца" style:family="text">
      <style:text-properties fo:font-weight="bold" style:font-weight-asian="bold"/>
    </style:style>
    <style:style style:name="P35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36" style:parent-style-name="Гиперссылка" style:family="text">
      <style:text-properties fo:font-weight="bold" style:font-weight-asian="bold" fo:letter-spacing="0.0138in"/>
    </style:style>
    <style:style style:name="T37" style:parent-style-name="Основнойшрифтабзаца" style:family="text">
      <style:text-properties fo:font-weight="bold" style:font-weight-asian="bold"/>
    </style:style>
    <style:style style:name="T38" style:parent-style-name="Основнойшрифтабзаца" style:family="text">
      <style:text-properties fo:font-weight="bold" style:font-weight-asian="bold"/>
    </style:style>
    <style:style style:name="P39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40" style:parent-style-name="Гиперссылка" style:family="text">
      <style:text-properties fo:font-weight="bold" style:font-weight-asian="bold" fo:letter-spacing="0.0138in"/>
    </style:style>
    <style:style style:name="T41" style:parent-style-name="Основнойшрифтабзаца" style:family="text">
      <style:text-properties fo:font-weight="bold" style:font-weight-asian="bold"/>
    </style:style>
    <style:style style:name="T42" style:parent-style-name="Основнойшрифтабзаца" style:family="text">
      <style:text-properties fo:font-weight="bold" style:font-weight-asian="bold"/>
    </style:style>
    <style:style style:name="P43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44" style:parent-style-name="Гиперссылка" style:family="text">
      <style:text-properties fo:font-weight="bold" style:font-weight-asian="bold" fo:letter-spacing="0.0138in"/>
    </style:style>
    <style:style style:name="T45" style:parent-style-name="Основнойшрифтабзаца" style:family="text">
      <style:text-properties fo:font-weight="bold" style:font-weight-asian="bold"/>
    </style:style>
    <style:style style:name="T46" style:parent-style-name="Основнойшрифтабзаца" style:family="text">
      <style:text-properties fo:font-weight="bold" style:font-weight-asian="bold"/>
    </style:style>
    <style:style style:name="P47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48" style:parent-style-name="Гиперссылка" style:family="text">
      <style:text-properties fo:font-weight="bold" style:font-weight-asian="bold" fo:letter-spacing="0.0138in"/>
    </style:style>
    <style:style style:name="T49" style:parent-style-name="Основнойшрифтабзаца" style:family="text">
      <style:text-properties fo:font-weight="bold" style:font-weight-asian="bold"/>
    </style:style>
    <style:style style:name="T50" style:parent-style-name="Основнойшрифтабзаца" style:family="text">
      <style:text-properties fo:font-weight="bold" style:font-weight-asian="bold"/>
    </style:style>
    <style:style style:name="P51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52" style:parent-style-name="Гиперссылка" style:family="text">
      <style:text-properties fo:font-weight="bold" style:font-weight-asian="bold" fo:letter-spacing="0.0138in"/>
    </style:style>
    <style:style style:name="T53" style:parent-style-name="Основнойшрифтабзаца" style:family="text">
      <style:text-properties fo:font-weight="bold" style:font-weight-asian="bold"/>
    </style:style>
    <style:style style:name="T54" style:parent-style-name="Основнойшрифтабзаца" style:family="text">
      <style:text-properties fo:font-weight="bold" style:font-weight-asian="bold"/>
    </style:style>
    <style:style style:name="P55" style:parent-style-name="Заголовок10" style:family="paragraph">
      <style:text-properties fo:font-size="16pt" style:font-size-asian="16pt" style:font-size-complex="16pt"/>
    </style:style>
    <style:style style:name="P56" style:parent-style-name="Обычныйвеб" style:family="paragraph">
      <style:paragraph-properties fo:text-align="justify" fo:margin-top="0in" fo:margin-bottom="0in" fo:line-height="150%"/>
    </style:style>
    <style:style style:name="T57" style:parent-style-name="Основнойшрифтабзаца" style:family="text">
      <style:text-properties fo:color="#000000" fo:font-size="14pt" style:font-size-asian="14pt" style:font-size-complex="14pt"/>
    </style:style>
    <style:style style:name="T58" style:parent-style-name="Основнойшрифтабзаца" style:family="text">
      <style:text-properties fo:color="#000000" fo:font-size="14pt" style:font-size-asian="14pt" style:font-size-complex="14pt"/>
    </style:style>
    <style:style style:name="T5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0" style:parent-style-name="Основнойшрифтабзаца" style:family="text">
      <style:text-properties fo:color="#000000" fo:font-size="14pt" style:font-size-asian="14pt" style:font-size-complex="14pt"/>
    </style:style>
    <style:style style:name="T6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2" style:parent-style-name="Основнойшрифтабзаца" style:family="text">
      <style:text-properties fo:color="#000000" fo:font-size="14pt" style:font-size-asian="14pt" style:font-size-complex="14pt"/>
    </style:style>
    <style:style style:name="T6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4" style:parent-style-name="Основнойшрифтабзаца" style:family="text">
      <style:text-properties fo:color="#000000" fo:font-size="14pt" style:font-size-asian="14pt" style:font-size-complex="14pt"/>
    </style:style>
    <style:style style:name="P65" style:parent-style-name="Textbody" style:family="paragraph">
      <style:paragraph-properties fo:line-height="150%"/>
      <style:text-properties style:font-size-complex="14pt"/>
    </style:style>
    <style:style style:name="P66" style:parent-style-name="Standard" style:family="paragraph">
      <style:paragraph-properties fo:text-align="justify" fo:line-height="150%"/>
    </style:style>
    <style:style style:name="T6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background-color="#FFFFFF"/>
    </style:style>
    <style:style style:name="P69" style:parent-style-name="Заголовок1" style:family="paragraph">
      <style:paragraph-properties fo:line-height="150%"/>
    </style:style>
    <style:style style:name="T70" style:parent-style-name="Заголовок1Знак0" style:family="text">
      <style:text-properties fo:font-size="16pt" style:font-size-asian="16pt" style:font-size-complex="16pt"/>
    </style:style>
    <style:style style:name="P71" style:parent-style-name="Textbody" style:family="paragraph">
      <style:paragraph-properties fo:line-height="150%"/>
      <style:text-properties style:font-size-complex="14pt"/>
    </style:style>
    <style:style style:name="P72" style:parent-style-name="Textbody" style:family="paragraph">
      <style:paragraph-properties fo:line-height="150%"/>
      <style:text-properties style:font-size-complex="14pt"/>
    </style:style>
    <style:style style:name="P73" style:parent-style-name="Textbody" style:family="paragraph">
      <style:paragraph-properties fo:line-height="150%"/>
    </style:style>
    <style:style style:name="T74" style:parent-style-name="Основнойшрифтабзаца" style:family="text">
      <style:text-properties style:font-size-complex="14pt" fo:language="en" fo:country="US"/>
    </style:style>
    <style:style style:name="P75" style:parent-style-name="Textbody" style:family="paragraph">
      <style:paragraph-properties fo:line-height="150%"/>
    </style:style>
    <style:style style:name="T76" style:parent-style-name="Основнойшрифтабзаца" style:family="text">
      <style:text-properties style:font-size-complex="14pt"/>
    </style:style>
    <style:style style:name="P77" style:parent-style-name="Заголовок1" style:family="paragraph">
      <style:paragraph-properties fo:line-height="150%"/>
    </style:style>
    <style:style style:name="T78" style:parent-style-name="Заголовок1Знак0" style:family="text">
      <style:text-properties fo:font-size="16pt" style:font-size-asian="16pt" style:font-size-complex="16pt"/>
    </style:style>
    <style:style style:name="P79" style:parent-style-name="Textbody" style:family="paragraph">
      <style:paragraph-properties fo:text-align="justify" fo:line-height="150%"/>
    </style:style>
    <style:style style:name="T80" style:parent-style-name="Основнойшрифтабзаца" style:family="text">
      <style:text-properties style:font-size-complex="14pt"/>
    </style:style>
    <style:style style:name="T81" style:parent-style-name="Основнойшрифтабзаца" style:family="text">
      <style:text-properties style:font-size-complex="14pt"/>
    </style:style>
    <style:style style:name="T82" style:parent-style-name="Основнойшрифтабзаца" style:family="text">
      <style:text-properties style:font-size-complex="14pt"/>
    </style:style>
    <style:style style:name="T83" style:parent-style-name="Основнойшрифтабзаца" style:family="text">
      <style:text-properties style:font-size-complex="14pt"/>
    </style:style>
    <style:style style:name="T84" style:parent-style-name="Основнойшрифтабзаца" style:family="text">
      <style:text-properties style:font-size-complex="14pt"/>
    </style:style>
    <style:style style:name="T85" style:parent-style-name="Основнойшрифтабзаца" style:family="text">
      <style:text-properties style:font-size-complex="14pt" fo:language="en" fo:country="US"/>
    </style:style>
    <style:style style:name="T86" style:parent-style-name="Основнойшрифтабзаца" style:family="text">
      <style:text-properties style:font-size-complex="14pt"/>
    </style:style>
    <style:style style:name="T87" style:parent-style-name="Основнойшрифтабзаца" style:family="text">
      <style:text-properties style:font-size-complex="14pt" fo:language="en" fo:country="US"/>
    </style:style>
    <style:style style:name="T88" style:parent-style-name="Основнойшрифтабзаца" style:family="text">
      <style:text-properties style:font-size-complex="14pt"/>
    </style:style>
    <style:style style:name="T89" style:parent-style-name="Основнойшрифтабзаца" style:family="text">
      <style:text-properties style:font-size-complex="14pt"/>
    </style:style>
    <style:style style:name="T90" style:parent-style-name="Основнойшрифтабзаца" style:family="text">
      <style:text-properties style:font-size-complex="14pt"/>
    </style:style>
    <style:style style:name="T91" style:parent-style-name="Основнойшрифтабзаца" style:family="text">
      <style:text-properties style:font-size-complex="14pt" fo:language="en" fo:country="US"/>
    </style:style>
    <style:style style:name="T92" style:parent-style-name="Основнойшрифтабзаца" style:family="text">
      <style:text-properties style:font-size-complex="14pt"/>
    </style:style>
    <style:style style:name="T93" style:parent-style-name="Основнойшрифтабзаца" style:family="text">
      <style:text-properties style:font-size-complex="14pt"/>
    </style:style>
    <style:style style:name="T94" style:parent-style-name="Основнойшрифтабзаца" style:family="text">
      <style:text-properties style:font-size-complex="14pt" fo:language="en" fo:country="US"/>
    </style:style>
    <style:style style:name="T95" style:parent-style-name="Основнойшрифтабзаца" style:family="text">
      <style:text-properties style:font-size-complex="14pt"/>
    </style:style>
    <style:style style:name="T96" style:parent-style-name="Основнойшрифтабзаца" style:family="text">
      <style:text-properties style:font-size-complex="14pt" fo:language="en" fo:country="US"/>
    </style:style>
    <style:style style:name="T97" style:parent-style-name="Основнойшрифтабзаца" style:family="text">
      <style:text-properties style:font-size-complex="14pt"/>
    </style:style>
    <style:style style:name="P98" style:parent-style-name="Textbody" style:family="paragraph">
      <style:paragraph-properties fo:text-align="justify" fo:line-height="150%"/>
    </style:style>
    <style:style style:name="T99" style:parent-style-name="Основнойшрифтабзаца" style:family="text">
      <style:text-properties style:font-size-complex="14pt"/>
    </style:style>
    <style:style style:name="T100" style:parent-style-name="Основнойшрифтабзаца" style:family="text">
      <style:text-properties style:font-size-complex="14pt"/>
    </style:style>
    <style:style style:name="T101" style:parent-style-name="Основнойшрифтабзаца" style:family="text">
      <style:text-properties style:font-size-complex="14pt"/>
    </style:style>
    <style:style style:name="T102" style:parent-style-name="Основнойшрифтабзаца" style:family="text">
      <style:text-properties style:font-size-complex="14pt" fo:language="en" fo:country="US"/>
    </style:style>
    <style:style style:name="T103" style:parent-style-name="Основнойшрифтабзаца" style:family="text">
      <style:text-properties style:font-size-complex="14pt"/>
    </style:style>
    <style:style style:name="T104" style:parent-style-name="Основнойшрифтабзаца" style:family="text">
      <style:text-properties style:font-size-complex="14pt" fo:language="en" fo:country="US"/>
    </style:style>
    <style:style style:name="T105" style:parent-style-name="Основнойшрифтабзаца" style:family="text">
      <style:text-properties style:font-size-complex="14pt"/>
    </style:style>
    <style:style style:name="T106" style:parent-style-name="Основнойшрифтабзаца" style:family="text">
      <style:text-properties style:font-size-complex="14pt"/>
    </style:style>
    <style:style style:name="T107" style:parent-style-name="Основнойшрифтабзаца" style:family="text">
      <style:text-properties style:font-size-complex="14pt" fo:language="en" fo:country="US"/>
    </style:style>
    <style:style style:name="T108" style:parent-style-name="Основнойшрифтабзаца" style:family="text">
      <style:text-properties style:font-size-complex="14pt"/>
    </style:style>
    <style:style style:name="T109" style:parent-style-name="Основнойшрифтабзаца" style:family="text">
      <style:text-properties style:font-size-complex="14pt" fo:language="en" fo:country="US"/>
    </style:style>
    <style:style style:name="T110" style:parent-style-name="Основнойшрифтабзаца" style:family="text">
      <style:text-properties style:font-size-complex="14pt"/>
    </style:style>
    <style:style style:name="T111" style:parent-style-name="Основнойшрифтабзаца" style:family="text">
      <style:text-properties style:font-size-complex="14pt"/>
    </style:style>
    <style:style style:name="T112" style:parent-style-name="Основнойшрифтабзаца" style:family="text">
      <style:text-properties style:font-size-complex="14pt" fo:language="en" fo:country="US"/>
    </style:style>
    <style:style style:name="T113" style:parent-style-name="Основнойшрифтабзаца" style:family="text">
      <style:text-properties style:font-size-complex="14pt"/>
    </style:style>
    <style:style style:name="T114" style:parent-style-name="Основнойшрифтабзаца" style:family="text">
      <style:text-properties style:font-size-complex="14pt" fo:language="en" fo:country="US"/>
    </style:style>
    <style:style style:name="T115" style:parent-style-name="Основнойшрифтабзаца" style:family="text">
      <style:text-properties style:font-size-complex="14pt"/>
    </style:style>
    <style:style style:name="T116" style:parent-style-name="Основнойшрифтабзаца" style:family="text">
      <style:text-properties style:font-size-complex="14pt" fo:language="en" fo:country="US"/>
    </style:style>
    <style:style style:name="T117" style:parent-style-name="Основнойшрифтабзаца" style:family="text">
      <style:text-properties style:font-size-complex="14pt"/>
    </style:style>
    <style:style style:name="T118" style:parent-style-name="Основнойшрифтабзаца" style:family="text">
      <style:text-properties style:font-size-complex="14pt"/>
    </style:style>
    <style:style style:name="T119" style:parent-style-name="Основнойшрифтабзаца" style:family="text">
      <style:text-properties style:font-size-complex="14pt" fo:language="en" fo:country="US"/>
    </style:style>
    <style:style style:name="T120" style:parent-style-name="Основнойшрифтабзаца" style:family="text">
      <style:text-properties style:font-size-complex="14pt"/>
    </style:style>
    <style:style style:name="T121" style:parent-style-name="Основнойшрифтабзаца" style:family="text">
      <style:text-properties style:font-size-complex="14pt" fo:language="en" fo:country="US"/>
    </style:style>
    <style:style style:name="T122" style:parent-style-name="Основнойшрифтабзаца" style:family="text">
      <style:text-properties style:font-size-complex="14pt"/>
    </style:style>
    <style:style style:name="T123" style:parent-style-name="Основнойшрифтабзаца" style:family="text">
      <style:text-properties style:font-size-complex="14pt"/>
    </style:style>
    <style:style style:name="T124" style:parent-style-name="Основнойшрифтабзаца" style:family="text">
      <style:text-properties style:font-size-complex="14pt" fo:language="en" fo:country="US"/>
    </style:style>
    <style:style style:name="T125" style:parent-style-name="Основнойшрифтабзаца" style:family="text">
      <style:text-properties style:font-size-complex="14pt"/>
    </style:style>
    <style:style style:name="T126" style:parent-style-name="Основнойшрифтабзаца" style:family="text">
      <style:text-properties style:font-size-complex="14pt" fo:language="en" fo:country="US"/>
    </style:style>
    <style:style style:name="T127" style:parent-style-name="Основнойшрифтабзаца" style:family="text">
      <style:text-properties style:font-size-complex="14pt"/>
    </style:style>
    <style:style style:name="T128" style:parent-style-name="Основнойшрифтабзаца" style:family="text">
      <style:text-properties style:font-size-complex="14pt"/>
    </style:style>
    <style:style style:name="T129" style:parent-style-name="Основнойшрифтабзаца" style:family="text">
      <style:text-properties style:font-size-complex="14pt" fo:language="en" fo:country="US"/>
    </style:style>
    <style:style style:name="T130" style:parent-style-name="Основнойшрифтабзаца" style:family="text">
      <style:text-properties style:font-size-complex="14pt"/>
    </style:style>
    <style:style style:name="T131" style:parent-style-name="Основнойшрифтабзаца" style:family="text">
      <style:text-properties style:font-size-complex="14pt"/>
    </style:style>
    <style:style style:name="T132" style:parent-style-name="Основнойшрифтабзаца" style:family="text">
      <style:text-properties fo:color="#000000" style:font-size-complex="14pt" fo:background-color="#FFFFFF"/>
    </style:style>
    <style:style style:name="T133" style:parent-style-name="Основнойшрифтабзаца" style:family="text">
      <style:text-properties fo:color="#000000" style:font-size-complex="14pt" fo:background-color="#FFFFFF"/>
    </style:style>
    <style:style style:name="T134" style:parent-style-name="Основнойшрифтабзаца" style:family="text">
      <style:text-properties fo:color="#000000" style:font-size-complex="14pt" fo:background-color="#FFFFFF"/>
    </style:style>
    <style:style style:name="T135" style:parent-style-name="Основнойшрифтабзаца" style:family="text">
      <style:text-properties fo:color="#000000" style:font-size-complex="14pt" fo:background-color="#FFFFFF"/>
    </style:style>
    <style:style style:name="T136" style:parent-style-name="Основнойшрифтабзаца" style:family="text">
      <style:text-properties fo:color="#000000" style:font-size-complex="14pt" fo:background-color="#FFFFFF" fo:language="en" fo:country="US"/>
    </style:style>
    <style:style style:name="T137" style:parent-style-name="Основнойшрифтабзаца" style:family="text">
      <style:text-properties fo:color="#000000" style:font-size-complex="14pt" fo:background-color="#FFFFFF"/>
    </style:style>
    <style:style style:name="T138" style:parent-style-name="Основнойшрифтабзаца" style:family="text">
      <style:text-properties fo:color="#000000" style:font-size-complex="14pt" fo:background-color="#FFFFFF"/>
    </style:style>
    <style:style style:name="P139" style:parent-style-name="Заголовок1" style:family="paragraph">
      <style:paragraph-properties fo:line-height="150%"/>
    </style:style>
    <style:style style:name="T140" style:parent-style-name="Заголовок1Знак0" style:family="text">
      <style:text-properties fo:font-size="16pt" style:font-size-asian="16pt" style:font-size-complex="16pt"/>
    </style:style>
    <style:style style:name="P141" style:parent-style-name="Textbody" style:family="paragraph">
      <style:paragraph-properties fo:line-height="150%"/>
      <style:text-properties fo:font-size="12pt" style:font-size-asian="12pt"/>
    </style:style>
    <style:style style:name="P14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4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4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4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5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P15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5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5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5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6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P16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6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6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7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P17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7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7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7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P18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8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8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8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8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8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8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8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9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9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9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9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9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9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9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9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9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9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0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0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0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0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0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05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0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0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0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0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1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1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1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1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P21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21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language="en" fo:country="US" style:language-asian="ru" style:country-asian="RU" style:language-complex="ar" style:country-complex="SA" fo:hyphenate="true"/>
    </style:style>
    <style:style style:name="P218" style:parent-style-name="СтандартныйHTML" style:family="paragraph">
      <style:text-properties fo:color="#000000" fo:language="en" fo:country="US"/>
    </style:style>
    <style:style style:name="P219" style:parent-style-name="СтандартныйHTML" style:family="paragraph">
      <style:text-properties fo:color="#000000" fo:language="en" fo:country="US"/>
    </style:style>
    <style:style style:name="P220" style:parent-style-name="СтандартныйHTML" style:family="paragraph">
      <style:text-properties fo:color="#000000" fo:language="en" fo:country="US"/>
    </style:style>
    <style:style style:name="P221" style:parent-style-name="СтандартныйHTML" style:family="paragraph">
      <style:text-properties fo:color="#000000" fo:language="en" fo:country="US"/>
    </style:style>
    <style:style style:name="P222" style:parent-style-name="СтандартныйHTML" style:family="paragraph">
      <style:text-properties fo:color="#000000" fo:language="en" fo:country="US"/>
    </style:style>
    <style:style style:name="P223" style:parent-style-name="СтандартныйHTML" style:family="paragraph">
      <style:text-properties fo:color="#000000" fo:language="en" fo:country="US"/>
    </style:style>
    <style:style style:name="P224" style:parent-style-name="СтандартныйHTML" style:family="paragraph">
      <style:text-properties fo:color="#000000" fo:language="en" fo:country="US"/>
    </style:style>
    <style:style style:name="P225" style:parent-style-name="СтандартныйHTML" style:family="paragraph">
      <style:text-properties fo:color="#000000" fo:language="en" fo:country="US"/>
    </style:style>
    <style:style style:name="P226" style:parent-style-name="СтандартныйHTML" style:family="paragraph">
      <style:text-properties fo:color="#000000" fo:language="en" fo:country="US"/>
    </style:style>
    <style:style style:name="P227" style:parent-style-name="СтандартныйHTML" style:family="paragraph">
      <style:text-properties fo:color="#000000" fo:language="en" fo:country="US"/>
    </style:style>
    <style:style style:name="P228" style:parent-style-name="СтандартныйHTML" style:family="paragraph">
      <style:text-properties fo:color="#000000" fo:language="en" fo:country="US"/>
    </style:style>
    <style:style style:name="P229" style:parent-style-name="СтандартныйHTML" style:family="paragraph">
      <style:text-properties fo:color="#000000" fo:language="en" fo:country="US"/>
    </style:style>
    <style:style style:name="P230" style:parent-style-name="СтандартныйHTML" style:family="paragraph">
      <style:text-properties fo:color="#000000" fo:language="en" fo:country="US"/>
    </style:style>
    <style:style style:name="P231" style:parent-style-name="СтандартныйHTML" style:family="paragraph">
      <style:text-properties fo:color="#000000" fo:language="en" fo:country="US"/>
    </style:style>
    <style:style style:name="P232" style:parent-style-name="СтандартныйHTML" style:family="paragraph">
      <style:text-properties fo:color="#000000" fo:language="en" fo:country="US"/>
    </style:style>
    <style:style style:name="P233" style:parent-style-name="СтандартныйHTML" style:family="paragraph">
      <style:text-properties fo:color="#000000" fo:language="en" fo:country="US"/>
    </style:style>
    <style:style style:name="P234" style:parent-style-name="СтандартныйHTML" style:family="paragraph">
      <style:text-properties fo:color="#000000" fo:language="en" fo:country="US"/>
    </style:style>
    <style:style style:name="P235" style:parent-style-name="СтандартныйHTML" style:family="paragraph">
      <style:text-properties fo:color="#000000" fo:language="en" fo:country="US"/>
    </style:style>
    <style:style style:name="P236" style:parent-style-name="СтандартныйHTML" style:family="paragraph">
      <style:text-properties fo:color="#000000" fo:language="en" fo:country="US"/>
    </style:style>
    <style:style style:name="P237" style:parent-style-name="СтандартныйHTML" style:family="paragraph">
      <style:text-properties fo:color="#000000" fo:language="en" fo:country="US"/>
    </style:style>
    <style:style style:name="P238" style:parent-style-name="СтандартныйHTML" style:family="paragraph">
      <style:text-properties fo:color="#000000" fo:language="en" fo:country="US"/>
    </style:style>
    <style:style style:name="P239" style:parent-style-name="СтандартныйHTML" style:family="paragraph">
      <style:text-properties fo:color="#000000" fo:language="en" fo:country="US"/>
    </style:style>
    <style:style style:name="P240" style:parent-style-name="СтандартныйHTML" style:family="paragraph">
      <style:text-properties fo:color="#000000" fo:language="en" fo:country="US"/>
    </style:style>
    <style:style style:name="P241" style:parent-style-name="СтандартныйHTML" style:family="paragraph">
      <style:text-properties fo:color="#000000" fo:language="en" fo:country="US"/>
    </style:style>
    <style:style style:name="P242" style:parent-style-name="СтандартныйHTML" style:family="paragraph">
      <style:text-properties fo:color="#000000" fo:language="en" fo:country="US"/>
    </style:style>
    <style:style style:name="P243" style:parent-style-name="СтандартныйHTML" style:family="paragraph">
      <style:text-properties fo:color="#000000" fo:language="en" fo:country="US"/>
    </style:style>
    <style:style style:name="P244" style:parent-style-name="СтандартныйHTML" style:family="paragraph">
      <style:text-properties fo:color="#000000" fo:language="en" fo:country="US"/>
    </style:style>
    <style:style style:name="P245" style:parent-style-name="СтандартныйHTML" style:family="paragraph">
      <style:text-properties fo:color="#000000" fo:language="en" fo:country="US"/>
    </style:style>
    <style:style style:name="P246" style:parent-style-name="СтандартныйHTML" style:family="paragraph">
      <style:text-properties fo:color="#000000" fo:language="en" fo:country="US"/>
    </style:style>
    <style:style style:name="P247" style:parent-style-name="СтандартныйHTML" style:family="paragraph">
      <style:text-properties fo:color="#000000" fo:language="en" fo:country="US"/>
    </style:style>
    <style:style style:name="P248" style:parent-style-name="СтандартныйHTML" style:family="paragraph">
      <style:text-properties fo:color="#000000" fo:language="en" fo:country="US"/>
    </style:style>
    <style:style style:name="P249" style:parent-style-name="СтандартныйHTML" style:family="paragraph">
      <style:text-properties fo:color="#000000" fo:language="en" fo:country="US"/>
    </style:style>
    <style:style style:name="P250" style:parent-style-name="СтандартныйHTML" style:family="paragraph">
      <style:text-properties fo:color="#000000" fo:language="en" fo:country="US"/>
    </style:style>
    <style:style style:name="P251" style:parent-style-name="СтандартныйHTML" style:family="paragraph">
      <style:text-properties fo:color="#000000" fo:language="en" fo:country="US"/>
    </style:style>
    <style:style style:name="P252" style:parent-style-name="СтандартныйHTML" style:family="paragraph">
      <style:text-properties fo:color="#000000" fo:language="en" fo:country="US"/>
    </style:style>
    <style:style style:name="P253" style:parent-style-name="СтандартныйHTML" style:family="paragraph">
      <style:text-properties fo:color="#000000" fo:language="en" fo:country="US"/>
    </style:style>
    <style:style style:name="P254" style:parent-style-name="СтандартныйHTML" style:family="paragraph">
      <style:text-properties fo:color="#000000" fo:language="en" fo:country="US"/>
    </style:style>
    <style:style style:name="P255" style:parent-style-name="СтандартныйHTML" style:family="paragraph">
      <style:text-properties fo:color="#000000" fo:language="en" fo:country="US"/>
    </style:style>
    <style:style style:name="P256" style:parent-style-name="СтандартныйHTML" style:family="paragraph">
      <style:text-properties fo:color="#000000" fo:language="en" fo:country="US"/>
    </style:style>
    <style:style style:name="T257" style:parent-style-name="Основнойшрифтабзаца" style:family="text">
      <style:text-properties fo:color="#000000" fo:language="en" fo:country="US"/>
    </style:style>
    <style:style style:name="T258" style:parent-style-name="Основнойшрифтабзаца" style:family="text">
      <style:text-properties fo:color="#000000"/>
    </style:style>
    <style:style style:name="P259" style:parent-style-name="СтандартныйHTML" style:family="paragraph">
      <style:text-properties fo:color="#000000"/>
    </style:style>
    <style:style style:name="P260" style:parent-style-name="СтандартныйHTML" style:family="paragraph">
      <style:text-properties fo:color="#000000"/>
    </style:style>
    <style:style style:name="P261" style:parent-style-name="СтандартныйHTML" style:family="paragraph">
      <style:text-properties fo:color="#000000"/>
    </style:style>
    <style:style style:name="T262" style:parent-style-name="Основнойшрифтабзаца" style:family="text">
      <style:text-properties fo:color="#000000"/>
    </style:style>
    <style:style style:name="T263" style:parent-style-name="Основнойшрифтабзаца" style:family="text">
      <style:text-properties fo:color="#000000" fo:language="en" fo:country="US"/>
    </style:style>
    <style:style style:name="T264" style:parent-style-name="Основнойшрифтабзаца" style:family="text">
      <style:text-properties fo:color="#000000" fo:language="en" fo:country="US"/>
    </style:style>
    <style:style style:name="T265" style:parent-style-name="Основнойшрифтабзаца" style:family="text">
      <style:text-properties fo:color="#000000"/>
    </style:style>
    <style:style style:name="P266" style:parent-style-name="СтандартныйHTML" style:family="paragraph">
      <style:text-properties fo:color="#000000"/>
    </style:style>
    <style:style style:name="P267" style:parent-style-name="СтандартныйHTML" style:family="paragraph">
      <style:text-properties fo:color="#000000"/>
    </style:style>
    <style:style style:name="P268" style:parent-style-name="СтандартныйHTML" style:family="paragraph">
      <style:text-properties fo:color="#000000"/>
    </style:style>
    <style:style style:name="P269" style:parent-style-name="СтандартныйHTML" style:family="paragraph">
      <style:text-properties fo:color="#000000"/>
    </style:style>
    <style:style style:name="T270" style:parent-style-name="Основнойшрифтабзаца" style:family="text">
      <style:text-properties fo:color="#000000"/>
    </style:style>
    <style:style style:name="T271" style:parent-style-name="Основнойшрифтабзаца" style:family="text">
      <style:text-properties fo:color="#000000" fo:language="en" fo:country="US"/>
    </style:style>
    <style:style style:name="P272" style:parent-style-name="СтандартныйHTML" style:family="paragraph">
      <style:text-properties fo:color="#000000" fo:language="en" fo:country="US"/>
    </style:style>
    <style:style style:name="P273" style:parent-style-name="СтандартныйHTML" style:family="paragraph">
      <style:text-properties fo:color="#000000" fo:language="en" fo:country="US"/>
    </style:style>
    <style:style style:name="T274" style:parent-style-name="Основнойшрифтабзаца" style:family="text">
      <style:text-properties fo:color="#000000" fo:language="en" fo:country="US"/>
    </style:style>
    <style:style style:name="T275" style:parent-style-name="Основнойшрифтабзаца" style:family="text">
      <style:text-properties fo:color="#000000"/>
    </style:style>
    <style:style style:name="T276" style:parent-style-name="Основнойшрифтабзаца" style:family="text">
      <style:text-properties fo:color="#000000"/>
    </style:style>
    <style:style style:name="T277" style:parent-style-name="Основнойшрифтабзаца" style:family="text">
      <style:text-properties fo:color="#000000" fo:language="en" fo:country="US"/>
    </style:style>
    <style:style style:name="P278" style:parent-style-name="СтандартныйHTML" style:family="paragraph">
      <style:text-properties fo:color="#000000" fo:language="en" fo:country="US"/>
    </style:style>
    <style:style style:name="P279" style:parent-style-name="СтандартныйHTML" style:family="paragraph">
      <style:text-properties fo:color="#000000" fo:language="en" fo:country="US"/>
    </style:style>
    <style:style style:name="P280" style:parent-style-name="СтандартныйHTML" style:family="paragraph">
      <style:text-properties fo:color="#000000"/>
    </style:style>
    <style:style style:name="P281" style:parent-style-name="Textbody" style:family="paragraph">
      <style:paragraph-properties fo:line-height="100%"/>
      <style:text-properties fo:font-size="12pt" style:font-size-asian="12pt" fo:language="en" fo:country="US"/>
    </style:style>
    <style:style style:name="P282" style:parent-style-name="СтандартныйHTML" style:family="paragraph">
      <style:text-properties fo:color="#000000" fo:language="en" fo:country="US"/>
    </style:style>
    <style:style style:name="P283" style:parent-style-name="СтандартныйHTML" style:family="paragraph">
      <style:text-properties fo:color="#000000" fo:language="en" fo:country="US"/>
    </style:style>
    <style:style style:name="P284" style:parent-style-name="СтандартныйHTML" style:family="paragraph">
      <style:text-properties fo:color="#000000" fo:language="en" fo:country="US"/>
    </style:style>
    <style:style style:name="P285" style:parent-style-name="СтандартныйHTML" style:family="paragraph">
      <style:text-properties fo:color="#000000" fo:language="en" fo:country="US"/>
    </style:style>
    <style:style style:name="P286" style:parent-style-name="СтандартныйHTML" style:family="paragraph">
      <style:text-properties fo:color="#000000" fo:language="en" fo:country="US"/>
    </style:style>
    <style:style style:name="P287" style:parent-style-name="СтандартныйHTML" style:family="paragraph">
      <style:text-properties fo:color="#000000" fo:language="en" fo:country="US"/>
    </style:style>
    <style:style style:name="P288" style:parent-style-name="СтандартныйHTML" style:family="paragraph">
      <style:text-properties fo:color="#000000" fo:language="en" fo:country="US"/>
    </style:style>
    <style:style style:name="P289" style:parent-style-name="СтандартныйHTML" style:family="paragraph">
      <style:text-properties fo:color="#000000" fo:language="en" fo:country="US"/>
    </style:style>
    <style:style style:name="P290" style:parent-style-name="СтандартныйHTML" style:family="paragraph">
      <style:text-properties fo:color="#000000" fo:language="en" fo:country="US"/>
    </style:style>
    <style:style style:name="P291" style:parent-style-name="СтандартныйHTML" style:family="paragraph">
      <style:text-properties fo:color="#000000" fo:language="en" fo:country="US"/>
    </style:style>
    <style:style style:name="P292" style:parent-style-name="СтандартныйHTML" style:family="paragraph">
      <style:text-properties fo:color="#000000" fo:language="en" fo:country="US"/>
    </style:style>
    <style:style style:name="P293" style:parent-style-name="СтандартныйHTML" style:family="paragraph">
      <style:text-properties fo:color="#000000" fo:language="en" fo:country="US"/>
    </style:style>
    <style:style style:name="P294" style:parent-style-name="СтандартныйHTML" style:family="paragraph">
      <style:text-properties fo:color="#000000" fo:language="en" fo:country="US"/>
    </style:style>
    <style:style style:name="P295" style:parent-style-name="СтандартныйHTML" style:family="paragraph">
      <style:text-properties fo:color="#000000" fo:language="en" fo:country="US"/>
    </style:style>
    <style:style style:name="P296" style:parent-style-name="СтандартныйHTML" style:family="paragraph">
      <style:text-properties fo:color="#000000" fo:language="en" fo:country="US"/>
    </style:style>
    <style:style style:name="P297" style:parent-style-name="СтандартныйHTML" style:family="paragraph">
      <style:text-properties fo:color="#000000" fo:language="en" fo:country="US"/>
    </style:style>
    <style:style style:name="P298" style:parent-style-name="Заголовок1" style:family="paragraph">
      <style:paragraph-properties fo:line-height="150%"/>
    </style:style>
    <style:style style:name="T299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en" fo:country="US"/>
    </style:style>
    <style:style style:name="T300" style:parent-style-name="Основнойшрифтабзаца" style:family="text">
      <style:text-properties style:font-name="Arial" style:font-name-complex="Arial" fo:color="#000000" fo:font-size="10pt" style:font-size-asian="10pt" style:font-size-complex="10pt" fo:language="en" fo:country="US"/>
    </style:style>
    <style:style style:name="T301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en" fo:country="US"/>
    </style:style>
    <style:style style:name="T302" style:parent-style-name="Основнойшрифтабзаца" style:family="text">
      <style:text-properties style:font-name="Arial" style:font-name-complex="Arial" fo:color="#000000" fo:font-size="10pt" style:font-size-asian="10pt" style:font-size-complex="10pt" fo:language="en" fo:country="US"/>
    </style:style>
    <style:style style:name="T303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en" fo:country="US"/>
    </style:style>
    <style:style style:name="T304" style:parent-style-name="Основнойшрифтабзаца" style:family="text">
      <style:text-properties style:font-name="Arial" style:font-name-complex="Arial" fo:color="#000000" fo:font-size="10pt" style:font-size-asian="10pt" style:font-size-complex="10pt" fo:language="en" fo:country="US"/>
    </style:style>
    <style:style style:name="T305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en" fo:country="US"/>
    </style:style>
    <style:style style:name="T306" style:parent-style-name="Основнойшрифтабзаца" style:family="text">
      <style:text-properties style:font-name="Arial" style:font-name-complex="Arial" fo:color="#000000" fo:font-size="10pt" style:font-size-asian="10pt" style:font-size-complex="10pt" fo:language="en" fo:country="US"/>
    </style:style>
    <style:style style:name="T307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en" fo:country="US"/>
    </style:style>
    <style:style style:name="T308" style:parent-style-name="Основнойшрифтабзаца" style:family="text">
      <style:text-properties style:font-name="Arial" style:font-name-complex="Arial" fo:color="#000000" fo:font-size="10pt" style:font-size-asian="10pt" style:font-size-complex="10pt" fo:language="en" fo:country="US"/>
    </style:style>
    <style:style style:name="T309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en" fo:country="US"/>
    </style:style>
    <style:style style:name="T310" style:parent-style-name="Основнойшрифтабзаца" style:family="text">
      <style:text-properties style:font-name="Arial" style:font-name-complex="Arial" fo:color="#000000" fo:font-size="10pt" style:font-size-asian="10pt" style:font-size-complex="10pt" fo:language="en" fo:country="US"/>
    </style:style>
    <style:style style:name="T311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en" fo:country="US"/>
    </style:style>
    <style:style style:name="T312" style:parent-style-name="Основнойшрифтабзаца" style:family="text">
      <style:text-properties style:font-name="Arial" style:font-name-complex="Arial" fo:color="#000000" fo:font-size="10pt" style:font-size-asian="10pt" style:font-size-complex="10pt" fo:language="en" fo:country="US"/>
    </style:style>
    <style:style style:name="T313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en" fo:country="US"/>
    </style:style>
    <style:style style:name="P314" style:parent-style-name="Textbody" style:family="paragraph">
      <style:text-properties style:font-name="Arial" style:font-name-complex="Arial" fo:color="#000000" fo:font-size="10pt" style:font-size-asian="10pt" style:font-size-complex="10pt" fo:background-color="#FFFFFF" fo:language="en" fo:country="US"/>
    </style:style>
    <style:style style:name="T315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en" fo:country="US"/>
    </style:style>
    <style:style style:name="T316" style:parent-style-name="Основнойшрифтабзаца" style:family="text">
      <style:text-properties style:font-name="Arial" style:font-name-complex="Arial" fo:color="#000000" fo:font-size="10pt" style:font-size-asian="10pt" style:font-size-complex="10pt" fo:language="en" fo:country="US"/>
    </style:style>
    <style:style style:name="T317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en" fo:country="US"/>
    </style:style>
    <style:style style:name="T318" style:parent-style-name="Основнойшрифтабзаца" style:family="text">
      <style:text-properties style:font-name="Arial" style:font-name-complex="Arial" fo:color="#000000" fo:font-size="10pt" style:font-size-asian="10pt" style:font-size-complex="10pt" fo:language="en" fo:country="US"/>
    </style:style>
    <style:style style:name="T319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en" fo:country="US"/>
    </style:style>
    <style:style style:name="P320" style:parent-style-name="Заголовок1" style:family="paragraph">
      <style:paragraph-properties fo:line-height="150%"/>
    </style:style>
    <style:style style:name="P321" style:parent-style-name="Textbody" style:family="paragraph">
      <style:paragraph-properties fo:text-align="justify" fo:line-height="150%"/>
    </style:style>
    <style:style style:name="T322" style:parent-style-name="Основнойшрифтабзаца" style:family="text">
      <style:text-properties style:font-size-complex="14pt"/>
    </style:style>
    <style:style style:name="T323" style:parent-style-name="Основнойшрифтабзаца" style:family="text">
      <style:text-properties style:font-size-complex="14pt"/>
    </style:style>
    <style:style style:name="P324" style:parent-style-name="Standard" style:family="paragraph">
      <style:text-properties style:font-name="Times New Roman" fo:font-size="14pt" style:font-size-asian="14pt" style:font-size-complex="14pt"/>
    </style:style>
    <style:style style:name="P325" style:parent-style-name="Textbody" style:family="paragraph">
      <style:paragraph-properties fo:text-align="justify" fo:line-height="150%"/>
      <style:text-properties style:font-size-complex="14pt"/>
    </style:style>
  </office:automatic-styles>
  <office:body>
    <office:text text:use-soft-page-breaks="true">
      <text:p text:style-name="P1">ФЕДЕРАЛЬНОЕ ГОСУДАРСТВЕННОЕ БЮДЖЕТНОЕ ОБРАЗОВАТЕЛЬНОЕ УЧРЕЖДЕНИЕ ВЫСШЕГО ОБРАЗОВАНИЯ "МОСКОВСКИЙ АВИАЦИОННЫЙ ИНСТИТУТ (НАЦИОНАЛЬНЫЙ ИССЛЕДОВАТЕЛЬСКИЙ УНИВЕРСИТЕТ)"</text:p>
      <text:p text:style-name="P3"/>
      <text:p text:style-name="P4">Факультет:<text:s/>«Информационные технологии и прикладная математика»</text:p>
      <text:p text:style-name="P5">Кафедра: 806 «Вычислительная математика и программирование»</text:p>
      <text:p text:style-name="P6"/>
      <text:p text:style-name="P7">Лабораторная работа № 4 по курсу</text:p>
      <text:p text:style-name="P8"><text:span text:style-name="T9">по курсу «Операционные системы»</text:span></text:p>
      <text:p text:style-name="P10"/>
      <text:p text:style-name="P11"/>
      <text:p text:style-name="P12"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Группа: M8o-207Б-18</text:span></text:p>
      <text:p text:style-name="P19">Студент:</text:p>
      <text:p text:style-name="P20">Тояков Артем Олегович</text:p>
      <text:p text:style-name="P21">Преподаватель:</text:p>
      <text:p text:style-name="P22"><text:tab/><text:tab/><text:tab/><text:tab/><text:tab/><text:tab/>Миронов Евгений Сергеевич</text:p>
      <text:p text:style-name="P23">Оценка:</text:p>
      <text:p text:style-name="P24">Дата:</text:p>
      <text:p text:style-name="P25"/>
      <text:p text:style-name="P26"/>
      <text:p text:style-name="P27"/>
      <text:p text:style-name="Заголовокоглавления"><text:span text:style-name="T28">Оглавление</text:span><text:span text:style-name="T29">:</text:span></text:p>
      <text:p text:style-name="P30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1"><text:a xlink:href="#_Toc50328551" office:target-frame-name="_top" xlink:show="replace"><text:span text:style-name="T32">ПОСТАНОВКА ЗАДАЧИ</text:span><text:span text:style-name="T33"><text:tab/></text:span><text:span text:style-name="T34">2</text:span></text:a></text:p>
          <text:p text:style-name="P35"><text:a xlink:href="#_Toc50328552" office:target-frame-name="_top" xlink:show="replace"><text:span text:style-name="T36">СТРУКТУРА ПРОГРАММЫ</text:span><text:span text:style-name="T37"><text:tab/></text:span><text:span text:style-name="T38">2</text:span></text:a></text:p>
          <text:p text:style-name="P39"><text:a xlink:href="#_Toc50328553" office:target-frame-name="_top" xlink:show="replace"><text:span text:style-name="T40">ОПИСАНИЕ ПРОГРАММЫ</text:span><text:span text:style-name="T41"><text:tab/></text:span><text:span text:style-name="T42">3</text:span></text:a></text:p>
          <text:p text:style-name="P43"><text:a xlink:href="#_Toc50328554" office:target-frame-name="_top" xlink:show="replace"><text:span text:style-name="T44">ЛИСТИНГ ПРОГРАММЫ</text:span><text:span text:style-name="T45"><text:tab/></text:span><text:span text:style-name="T46">3</text:span></text:a></text:p>
          <text:p text:style-name="P47"><text:a xlink:href="#_Toc50328555" office:target-frame-name="_top" xlink:show="replace"><text:span text:style-name="T48">РЕЗУЛЬТАТ РАБОТЫ</text:span><text:span text:style-name="T49"><text:tab/></text:span><text:span text:style-name="T50">5</text:span></text:a></text:p>
          <text:p text:style-name="P51"><text:a xlink:href="#_Toc50328556" office:target-frame-name="_top" xlink:show="replace"><text:span text:style-name="T52">ВЫВОД</text:span><text:span text:style-name="T53"><text:tab/></text:span><text:span text:style-name="T54">6</text:span></text:a></text:p>
        </text:index-body>
      </text:table-of-content>
      <text:p text:style-name="Обычный"/>
      <text:p text:style-name="P55"><text:bookmark-start text:name="__RefHeading___Toc1657_3709866927"/><text:bookmark-start text:name="_Toc50328551"/>Постановка задачи<text:bookmark-end text:name="__RefHeading___Toc1657_3709866927"/><text:bookmark-end text:name="_Toc50328551"/></text:p>
      <text:p text:style-name="P56"><text:span text:style-name="T57"><text:tab/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<text:s/></text:span><text:span text:style-name="T58">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</text:span><text:span text:style-name="T59">memory</text:span><text:span text:style-name="T60">-</text:span><text:span text:style-name="T61">mapped</text:span><text:span text:style-name="T62"><text:s/></text:span><text:span text:style-name="T63">files</text:span><text:span text:style-name="T64">). Необходимо обрабатывать системные ошибки, которые могут возникнуть в результате работы.</text:span></text:p>
      <text:p text:style-name="P65">Вариант № 15:</text:p>
      <text:p text:style-name="P66"><text:span text:style-name="T67"><text:tab/></text:span><text:span text:style-name="T68">Родительский процесс считывает стандартной входной поток, отдает его дочернему процессу, который удаляет "задвоенные" пробелы и выводит его в файл (имя файла также передается от родительского процесса).</text:span></text:p>
      <text:h text:style-name="P69" text:outline-level="1"><text:bookmark-start text:name="__RefHeading___Toc1659_3709866927"/><text:bookmark-start text:name="_Toc50328552"/><text:span text:style-name="T70">Структура программы</text:span><text:bookmark-end text:name="__RefHeading___Toc1659_3709866927"/><text:bookmark-end text:name="_Toc50328552"/></text:h>
      <text:p text:style-name="P71">В данной работе<text:s/>в моя программа состоит из трёх<text:s/>файлов:</text:p>
      <text:list text:style-name="LFO2" text:continue-numbering="true">
        <text:list-item>
          <text:p text:style-name="P72">main.c</text:p>
        </text:list-item>
        <text:list-item>
          <text:p text:style-name="P73"><text:span text:style-name="T74">child.c</text:span></text:p>
        </text:list-item>
        <text:list-item>
          <text:p text:style-name="P75"><text:span text:style-name="T76">Makefile</text:span><text:bookmark-start text:name="__RefHeading___Toc1661_3709866927"/><text:bookmark-start text:name="_Toc50328553"/></text:p>
        </text:list-item>
      </text:list>
      <text:h text:style-name="P77" text:outline-level="1"><text:span text:style-name="T78">Описание программы</text:span><text:bookmark-end text:name="__RefHeading___Toc1661_3709866927"/><text:bookmark-end text:name="_Toc50328553"/></text:h>
      <text:p text:style-name="P79"><text:span text:style-name="T80"><text:tab/></text:span><text:span text:style-name="T81"><text:s/></text:span><text:span text:style-name="T82">Моя программа работает следующим образом</text:span><text:span text:style-name="T83">.</text:span><text:span text:style-name="T84"><text:s/>Вначале запускается файл<text:s/></text:span><text:span text:style-name="T85">main</text:span><text:span text:style-name="T86">.</text:span><text:span text:style-name="T87">c</text:span><text:span text:style-name="T88">, в котором из командной строки считывается имя файла, в который в дальнейшем будет записан результат. Затем из стандартного потока ввода мы получаем наш текст и записываем его в массив. Д</text:span><text:span text:style-name="T89">алее с помощью системного вызова</text:span><text:span text:style-name="T90"><text:s/></text:span><text:span text:style-name="T91">execl</text:span><text:span text:style-name="T92"><text:s/></text:span><text:span text:style-name="T93">мы заменяем образ родительского процесса образом дочернего<text:s/></text:span><text:span text:style-name="T94">child</text:span><text:span text:style-name="T95">. В параметрах этой функции мы передаём полное имя файла, который необходимо исполнить и 2 указателя на строки (входные данные и имя файла). Признак окончания списка параметров –<text:s/></text:span><text:span text:style-name="T96">NULL</text:span><text:span text:style-name="T97">.</text:span></text:p>
      <text:p text:style-name="P98"><text:span text:style-name="T99">В дочернем процессае мы принимаем данные из родительского и с помощью простого алгоритма затираем двойные пробелы. Затем исполняется несколько системных вызовов</text:span><text:span text:style-name="T100">.<text:s/></text:span><text:span text:style-name="T101">Первый из них это<text:s/></text:span><text:span text:style-name="T102">open</text:span><text:span text:style-name="T103">. Она открывает<text:s/></text:span><text:span text:style-name="T104">file</text:span><text:span text:style-name="T105"><text:s/></text:span><text:span text:style-name="T106">с указанными параметрами. После выполняется вызов<text:s/></text:span><text:span text:style-name="T107">lseek</text:span><text:span text:style-name="T108">, который устанавливает указатель положения в файле, указанном дексриптором, в положение, указанное аргументами<text:s/></text:span><text:span text:style-name="T109">offset</text:span><text:span text:style-name="T110"><text:s/></text:span><text:span text:style-name="T111">и<text:s/></text:span><text:span text:style-name="T112">origin</text:span><text:span text:style-name="T113"><text:s/>(в нашем случае это<text:s/></text:span><text:span text:style-name="T114">SEEK</text:span><text:span text:style-name="T115">_</text:span><text:span text:style-name="T116">SET</text:span><text:span text:style-name="T117">, то есть начало файла).<text:s/></text:span><text:span text:style-name="T118">Затем выполняется вызов<text:s/></text:span><text:span text:style-name="T119">mmap</text:span><text:span text:style-name="T120">, который отражает в память<text:s/></text:span><text:span text:style-name="T121">count</text:span><text:span text:style-name="T122"><text:s/></text:span><text:span text:style-name="T123">символов из файла, описанного дескриптором, с определёнными параметрами (например<text:s/></text:span><text:span text:style-name="T124">MAP</text:span><text:span text:style-name="T125">_</text:span><text:span text:style-name="T126">SHARED</text:span><text:span text:style-name="T127"><text:s/></text:span><text:span text:style-name="T128">разделяет использование этого отражения с другими процессами, отражающими тот же объект. Запись в эту область памяти эквивалентна записи в файл).<text:s/></text:span><text:span text:style-name="T129">Mmap</text:span><text:span text:style-name="T130"><text:s/></text:span><text:span text:style-name="T131">возвращает настоящее местоположение отражённых данных. Последней же выполняется функция</text:span><text:span text:style-name="T132"><text:s/>memcpy()</text:span><text:span text:style-name="T133">, которая</text:span><text:span text:style-name="T134"><text:s/>копирует count символов из масс</text:span><text:span text:style-name="T135">ива, на который указывает<text:s/></text:span><text:span text:style-name="T136">out</text:span><text:span text:style-name="T137">, в м</text:span><text:span text:style-name="T138">ассив, на который указывает dst.</text:span></text:p>
      <text:h text:style-name="P139" text:outline-level="1"><text:bookmark-start text:name="__RefHeading___Toc1663_3709866927"/><text:bookmark-start text:name="_Toc50328554"/><text:span text:style-name="T140">Листинг программы</text:span><text:bookmark-end text:name="__RefHeading___Toc1663_3709866927"/><text:bookmark-end text:name="_Toc50328554"/></text:h>
      <text:p text:style-name="P141">//main.c</text:p>
      <text:p text:style-name="P142"><text:span text:style-name="T143">#</text:span><text:span text:style-name="T144">include</text:span><text:span text:style-name="T145"><text:s/>&lt;</text:span><text:span text:style-name="T146">sys</text:span><text:span text:style-name="T147">/</text:span><text:span text:style-name="T148">wait</text:span><text:span text:style-name="T149">.</text:span><text:span text:style-name="T150">h</text:span><text:span text:style-name="T151">&gt;</text:span></text:p>
      <text:p text:style-name="P152"><text:span text:style-name="T153">#</text:span><text:span text:style-name="T154">include</text:span><text:span text:style-name="T155"><text:s/>&lt;</text:span><text:span text:style-name="T156">sys</text:span><text:span text:style-name="T157">/</text:span><text:span text:style-name="T158">types</text:span><text:span text:style-name="T159">.</text:span><text:span text:style-name="T160">h</text:span><text:span text:style-name="T161">&gt;</text:span></text:p>
      <text:p text:style-name="P162"><text:span text:style-name="T163">#</text:span><text:span text:style-name="T164">include</text:span><text:span text:style-name="T165"><text:s/>&lt;</text:span><text:span text:style-name="T166">sys</text:span><text:span text:style-name="T167">/</text:span><text:span text:style-name="T168">stat</text:span><text:span text:style-name="T169">.</text:span><text:span text:style-name="T170">h</text:span><text:span text:style-name="T171">&gt;</text:span></text:p>
      <text:p text:style-name="P172"><text:span text:style-name="T173">#</text:span><text:span text:style-name="T174">include</text:span><text:span text:style-name="T175"><text:s/>&lt;</text:span><text:span text:style-name="T176">stdio</text:span><text:span text:style-name="T177">.</text:span><text:span text:style-name="T178">h</text:span><text:span text:style-name="T179">&gt;</text:span></text:p>
      <text:p text:style-name="P180"><text:span text:style-name="T181">#</text:span><text:span text:style-name="T182">include</text:span><text:span text:style-name="T183"><text:s/>&lt;</text:span><text:span text:style-name="T184">stdlib.h&gt;</text:span></text:p>
      <text:p text:style-name="P185">#include &lt;unistd.h&gt;</text:p>
      <text:p text:style-name="P186">#include &lt;errno.h&gt;</text:p>
      <text:p text:style-name="P187">#include &lt;sys/mman.h&gt;</text:p>
      <text:p text:style-name="P188">#include &lt;stdbool.h&gt;</text:p>
      <text:p text:style-name="P189">#include &lt;fcntl.h&gt;</text:p>
      <text:p text:style-name="P190">#include &lt;string.h&gt;</text:p>
      <text:p text:style-name="P191"/>
      <text:p text:style-name="P192"/>
      <text:p text:style-name="P193">int main(int argc, char* argv[]) {</text:p>
      <text:p text:style-name="P194"><text:tab/>char sym;</text:p>
      <text:p text:style-name="P195"><text:s text:c="4"/>int cap = 4;</text:p>
      <text:p text:style-name="P196"><text:tab/>char* in = (char*) malloc(sizeof(char) * cap);</text:p>
      <text:p text:style-name="P197"><text:s text:c="4"/>char* out = argv[1];</text:p>
      <text:p text:style-name="P198"><text:s text:c="4"/>if (argc != 2) {</text:p>
      <text:p text:style-name="P199"><text:s text:c="8"/>perror("Use like: ./a.out &lt;tofile&gt;");</text:p>
      <text:p text:style-name="P200"><text:s text:c="8"/>exit(1);</text:p>
      <text:p text:style-name="P201"><text:s text:c="4"/>}</text:p>
      <text:p text:style-name="P202"><text:s text:c="4"/>int i = 0;</text:p>
      <text:p text:style-name="P203"><text:tab/>while ((sym = getchar()) != EOF) {</text:p>
      <text:p text:style-name="P204"><text:s text:c="8"/>if (i &gt; cap) {</text:p>
      <text:p text:style-name="P205"><text:s text:c="12"/>cap = cap * 4 / 3;</text:p>
      <text:p text:style-name="P206"><text:s text:c="12"/>in = (char*)realloc(in, sizeof(char) * cap);</text:p>
      <text:p text:style-name="P207"><text:s text:c="8"/>}</text:p>
      <text:p text:style-name="P208"><text:tab/><text:tab/>in[i] = sym;</text:p>
      <text:p text:style-name="P209"><text:s text:c="8"/>i++;</text:p>
      <text:p text:style-name="P210"><text:tab/>}</text:p>
      <text:p text:style-name="P211"><text:s text:c="4"/>in = (char*) realloc(in, sizeof(char) * i);</text:p>
      <text:p text:style-name="P212"><text:tab/>execl("child", in, out, NULL);<text:s/></text:p>
      <text:p text:style-name="P213"><text:span text:style-name="T214"><text:tab/></text:span><text:span text:style-name="T215">return 0;</text:span></text:p>
      <text:p text:style-name="P216">}</text:p>
      <text:p text:style-name="P217">//child.c</text:p>
      <text:p text:style-name="P218">#include &lt;sys/wait.h&gt;</text:p>
      <text:p text:style-name="P219">#include &lt;sys/types.h&gt;</text:p>
      <text:p text:style-name="P220">#include &lt;sys/stat.h&gt;</text:p>
      <text:p text:style-name="P221">#include &lt;stdio.h&gt;</text:p>
      <text:p text:style-name="P222">#include &lt;stdlib.h&gt;</text:p>
      <text:p text:style-name="P223">#include &lt;unistd.h&gt;</text:p>
      <text:p text:style-name="P224">#include &lt;errno.h&gt;</text:p>
      <text:p text:style-name="P225">#include &lt;sys/mman.h&gt;</text:p>
      <text:p text:style-name="P226">#include &lt;stdbool.h&gt;</text:p>
      <text:p text:style-name="P227">#include &lt;fcntl.h&gt;</text:p>
      <text:p text:style-name="P228">#include &lt;string.h&gt;</text:p>
      <text:p text:style-name="P229"/>
      <text:p text:style-name="P230">int main(int argc, char* argv[]) {</text:p>
      <text:p text:style-name="P231"><text:s text:c="4"/>int fdout;</text:p>
      <text:p text:style-name="P232"><text:s text:c="4"/>char c;</text:p>
      <text:p text:style-name="P233"><text:s text:c="4"/>void *dst;</text:p>
      <text:p text:style-name="P234"><text:s text:c="4"/>int cap = 4;</text:p>
      <text:p text:style-name="P235"><text:tab/>char* out = (char*) malloc(sizeof(char) * cap);</text:p>
      <text:p text:style-name="P236"><text:s text:c="4"/>char* in = argv[0];</text:p>
      <text:p text:style-name="P237"><text:s text:c="4"/>char* output = argv[1];</text:p>
      <text:p text:style-name="P238"><text:s text:c="4"/>int count = 0;</text:p>
      <text:p text:style-name="P239"><text:tab/>bool lspace = false;</text:p>
      <text:p text:style-name="P240"><text:s text:c="4"/>for (int i = 0; (c = in[i]) != '\0'; ++i) {</text:p>
      <text:p text:style-name="P241"><text:s text:c="8"/>//printf("%d\n", i);</text:p>
      <text:p text:style-name="P242"><text:s text:c="8"/>if (c == ' ' &amp;&amp; lspace) continue;</text:p>
      <text:p text:style-name="P243"><text:s text:c="8"/>if (i &gt; cap) {</text:p>
      <text:p text:style-name="P244"><text:s text:c="12"/>cap = cap * 4 / 3;</text:p>
      <text:p text:style-name="P245"><text:s text:c="12"/>out = (char*)realloc(out, sizeof(char) * cap);</text:p>
      <text:p text:style-name="P246"><text:s text:c="8"/>}</text:p>
      <text:p text:style-name="P247"><text:s text:c="8"/>out[count] = c;</text:p>
      <text:p text:style-name="P248"><text:s text:c="8"/>count++;</text:p>
      <text:p text:style-name="P249"><text:s text:c="4"/><text:tab/>if (c == ' ') {</text:p>
      <text:p text:style-name="P250"><text:s text:c="4"/><text:tab/><text:s text:c="4"/>lspace = true;</text:p>
      <text:p text:style-name="P251"><text:s text:c="8"/>} else {</text:p>
      <text:p text:style-name="P252"><text:s text:c="4"/><text:tab/><text:tab/>lspace = false;</text:p>
      <text:p text:style-name="P253"><text:s text:c="4"/><text:tab/>}</text:p>
      <text:p text:style-name="P254"><text:s text:c="4"/>}</text:p>
      <text:p text:style-name="P255"><text:s text:c="4"/>out[count] = '\0';</text:p>
      <text:p text:style-name="P256"><text:s text:c="4"/>if ((fdout = open(output, O_CREAT | O_RDWR | O_TRUNC, 0666)) &lt; 0 ){</text:p>
      <text:p text:style-name="СтандартныйHTML"><text:span text:style-name="T257"><text:s text:c="8"/></text:span><text:span text:style-name="T258">perror("Невозможно создать файл для записи");</text:span></text:p>
      <text:p text:style-name="P259"><text:s text:c="8"/>exit(1);</text:p>
      <text:p text:style-name="P260"><text:s text:c="4"/>}</text:p>
      <text:p text:style-name="P261"><text:s text:c="4"/>/*установить размер выходного файла*/</text:p>
      <text:p text:style-name="СтандартныйHTML"><text:span text:style-name="T262"><text:s text:c="4"/></text:span><text:span text:style-name="T263">if (lseek(fdout, count, SEEK_SET) == -1 ){</text:span></text:p>
      <text:p text:style-name="СтандартныйHTML"><text:span text:style-name="T264"><text:s text:c="8"/></text:span><text:span text:style-name="T265">perror("Ошибка вызова функции lseek");</text:span></text:p>
      <text:p text:style-name="P266"><text:s text:c="8"/>exit(1);</text:p>
      <text:p text:style-name="P267"><text:s text:c="4"/>}</text:p>
      <text:p text:style-name="P268"><text:s text:c="4"/>if (write(fdout, "", 1) != 1 ){</text:p>
      <text:p text:style-name="P269"><text:s text:c="8"/>perror("Ошибка вызова функции write");</text:p>
      <text:p text:style-name="СтандартныйHTML"><text:span text:style-name="T270"><text:s text:c="8"/></text:span><text:span text:style-name="T271">exit(1);</text:span></text:p>
      <text:p text:style-name="P272"><text:s text:c="4"/>}</text:p>
      <text:p text:style-name="P273"><text:s text:c="4"/>if ((dst = mmap(0, count, PROT_READ | PROT_WRITE, MAP_SHARED, fdout, 0)) == MAP_FAILED ){</text:p>
      <text:p text:style-name="СтандартныйHTML"><text:span text:style-name="T274"><text:s text:c="8"/></text:span><text:span text:style-name="T275">perror("Ошибка вызова функции mmap для выходного файла");</text:span></text:p>
      <text:p text:style-name="СтандартныйHTML"><text:span text:style-name="T276"><text:s text:c="8"/></text:span><text:span text:style-name="T277">exit(1);</text:span></text:p>
      <text:p text:style-name="P278"><text:s text:c="4"/>}</text:p>
      <text:p text:style-name="P279"><text:s text:c="4"/>memcpy(dst, out, count);</text:p>
      <text:p text:style-name="P280">}</text:p>
      <text:p text:style-name="P281">//Makefile</text:p>
      <text:p text:style-name="P282">FLAGS=-pedantic -Wall -Werror -Wno-sign-compare -Wno-long-long -lm</text:p>
      <text:p text:style-name="P283">COMPILLER=gcc</text:p>
      <text:p text:style-name="P284"/>
      <text:p text:style-name="P285">all: start child</text:p>
      <text:p text:style-name="P286"/>
      <text:p text:style-name="P287">start: main.o</text:p>
      <text:p text:style-name="P288"><text:tab/>$(COMPILLER) $(FLAGS) -o lab4 main.o</text:p>
      <text:p text:style-name="P289"/>
      <text:p text:style-name="P290">main.o: main.c</text:p>
      <text:p text:style-name="P291"><text:tab/>$(COMPILLER) -c $(FLAGS) main.c</text:p>
      <text:p text:style-name="P292"/>
      <text:p text:style-name="P293">child: child.c</text:p>
      <text:p text:style-name="P294"><text:tab/>$(COMPILLER) $(FLAGS) -o child child.c</text:p>
      <text:p text:style-name="P295"/>
      <text:p text:style-name="P296">clear:</text:p>
      <text:p text:style-name="P297"><text:tab/>-rm -f *.o *.gch child lab</text:p>
      <text:h text:style-name="P298" text:outline-level="1"><text:bookmark-start text:name="__RefHeading___Toc1665_3709866927"/><text:bookmark-start text:name="_Toc50328555"/><text:span text:style-name="Заголовок1Знак0">Результат работы</text:span><text:bookmark-end text:name="__RefHeading___Toc1665_3709866927"/><text:bookmark-end text:name="_Toc50328555"/></text:h>
      <text:p text:style-name="Textbody"><text:span text:style-name="T299">artoy@artoy:~/Desktop/Labs/3 sem/OS/Lab4$ make</text:span><text:span text:style-name="T300"><text:line-break/></text:span><text:span text:style-name="T301">gcc -c -pedantic -Wall -Werror -Wno-sign-compare -Wno-long-long -lm main.c</text:span><text:span text:style-name="T302"><text:line-break/></text:span><text:span text:style-name="T303">gcc -pedantic -Wall -Werror -Wno-sign-compare -Wno-long-long -lm -o lab4 main.o</text:span><text:span text:style-name="T304"><text:line-break/></text:span><text:span text:style-name="T305">gcc -pedantic -Wall -Werror -Wno-sign-compare -Wno-long-long -lm -o child child.c</text:span><text:span text:style-name="T306"><text:line-break/></text:span><text:span text:style-name="T307">artoy@artoy:~/Desktop/Labs/3 sem/OS/Lab4$ ./lab4 file_name</text:span><text:span text:style-name="T308"><text:line-break/></text:span><text:span text:style-name="T309">I want to delete</text:span><text:span text:style-name="T310"><text:line-break/></text:span><text:span text:style-name="T311">all spaces</text:span><text:span text:style-name="T312"><text:line-break/></text:span><text:span text:style-name="T313">Its interesting) .</text:span></text:p>
      <text:p text:style-name="P314">file_name:</text:p>
      <text:p text:style-name="Textbody"><text:span text:style-name="T315">I want to delete</text:span><text:span text:style-name="T316"><text:line-break/></text:span><text:span text:style-name="T317">all spaces</text:span><text:span text:style-name="T318"><text:line-break/></text:span><text:span text:style-name="T319">Its interesting) .</text:span></text:p>
      <text:h text:style-name="P320" text:outline-level="1"><text:bookmark-start text:name="__RefHeading___Toc1667_3709866927"/><text:bookmark-start text:name="_Toc50328556"/><text:span text:style-name="Заголовок1Знак0">Вывод</text:span><text:bookmark-end text:name="__RefHeading___Toc1667_3709866927"/><text:bookmark-end text:name="_Toc50328556"/></text:h>
      <text:p text:style-name="P321"><text:bookmark-start text:name="__RefHeading___Toc3862_3843017598"/>Отображение файла в память (на<text:s/>память) - это способ работы с файлами в некоторых операционных системах, при котором всему файлу или некоторой непрерывной его части ставится в соответствие определённый участок памяти (диапазон адресов оперативной памяти). При этом чтение данных из этих адресов фактически приводит к чтению данных из отображенного файла, а запись данных по этим адресам приводит к записи этих данных в файл. Также данный файл может использоваться несколькими процессами, для записи или чтения. Ключевым является системный вызов<text:s/><text:span text:style-name="T322">mmap(</text:span><text:span text:style-name="T323">void *start, size_t length, int prot , int flags, int fd, off_t offset) с помощью которого можно отобразить файл с необходимыми параметрами.</text:span><text:bookmark-end text:name="__RefHeading___Toc3862_3843017598"/></text:p>
      <text:p text:style-name="P324"/>
      <text:p text:style-name="P3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style:font-name="Times New Roman" style:font-name-asian="Times New Roman" style:font-name-complex="Times New Roman" fo:font-size="14pt" style:font-size-asian="14pt"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style:language-asian="ru" style:country-asian="RU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Заголовок10" style:display-name="Заголовок1" style:family="paragraph" style:parent-style-name="Заголовок1" style:default-outline-level="1">
      <style:paragraph-properties fo:margin-top="0.25in" fo:margin-bottom="0.1666in" fo:line-height="150%"/>
      <style:text-properties fo:font-weight="bold" style:font-weight-asian="bold" fo:text-transform="uppercase" fo:letter-spacing="0.0138in" fo:hyphenate="false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StandardЗнак" style:display-name="Standard Знак" style:family="text" style:parent-style-name="Основнойшрифтабзаца"/>
    <style:style style:name="HeadingЗнак" style:display-name="Heading Знак" style:family="text" style:parent-style-name="StandardЗнак">
      <style:text-properties style:font-name="Liberation Sans" fo:font-size="14pt" style:font-size-asian="14pt" style:font-size-complex="14pt"/>
    </style:style>
    <style:style style:name="Заголовок1Знак" style:display-name="Заголовок 1 Знак" style:family="text" style:parent-style-name="HeadingЗнак">
      <style:text-properties style:font-name="Times New Roman" style:font-name-asian="Times New Roman" style:font-name-complex="Times New Roman" fo:font-size="18pt" style:font-size-asian="18pt" style:font-size-complex="18pt"/>
    </style:style>
    <style:style style:name="Заголовок1Знак0" style:display-name="Заголовок1 Знак" style:family="text" style:parent-style-name="Заголовок1Знак">
      <style:text-properties style:font-name="Times New Roman" style:font-name-asian="Times New Roman" style:font-name-complex="Times New Roman" fo:font-weight="bold" style:font-weight-asian="bold" fo:text-transform="uppercase" fo:letter-spacing="0.0138in" fo:font-size="18pt" style:font-size-asian="18pt" style:font-size-complex="18pt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Заголовокоглавления" style:display-name="Заголовок оглавления" style:family="paragraph" style:parent-style-name="Заголовок1" style:next-style-name="Обычный">
      <style:paragraph-properties fo:keep-together="always" fo:text-align="start" style:vertical-align="auto" fo:margin-bottom="0in" fo:line-height="107%"/>
      <style:text-properties style:font-name="Calibri Light" style:font-name-asian="Times New Roman" style:font-name-complex="Times New Roman" fo:color="#2E74B5" style:letter-kerning="false" fo:font-size="16pt" style:font-size-asian="16pt" style:font-size-complex="16pt" style:language-asian="ru" style:country-asian="RU" style:language-complex="ar" style:country-complex="SA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justify" fo:line-height="150%" fo:margin-left="2.4618in" fo:background-color="#FFFFFF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</office:automatic-styles>
  <office:master-styles>
    <style:master-page style:name="MP0" style:page-layout-name="PL0">
      <style:footer>
        <text:p text:style-name="Нижнийколонтитул"><text:tab/><text:page-number text:fixed="false">6</text:page-number></text:p>
      </style:footer>
    </style:master-page>
    <style:master-page style:next-style-name="MP0" style:name="MPF0" style:page-layout-name="PL0">
      <style:footer>
        <text:p text:style-name="P2">Москва, 2020</text:p>
        <text:p text:style-name="Нижнийколонтитул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юзер</meta:initial-creator>
    <dc:creator>RePack by Diakov</dc:creator>
    <meta:creation-date>2020-09-06T21:42:00Z</meta:creation-date>
    <dc:date>2020-09-06T21:42:00Z</dc:date>
    <meta:template xlink:href="Normal.dotm" xlink:type="simple"/>
    <meta:editing-cycles>2</meta:editing-cycles>
    <meta:editing-duration>PT60S</meta:editing-duration>
    <meta:document-statistic meta:page-count="6" meta:paragraph-count="14" meta:word-count="1059" meta:character-count="7083" meta:row-count="50" meta:non-whitespace-character-count="6038"/>
  </office:meta>
</office:document-meta>
</file>